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layfair Display1" svg:font-family="'Playfair Display'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Playfair Display" svg:font-family="'Playfair Display'" style:font-pitch="variable"/>
    <style:font-face style:name="Playfair Display Medium" svg:font-family="'Playfair Display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3e3e3e" draw:fill="none" draw:fill-color="#a9edfd" draw:textarea-horizontal-align="justify" draw:textarea-vertical-align="middle" draw:auto-grow-height="false" fo:min-height="0.322cm" fo:min-width="0.072cm"/>
    </style:style>
    <style:style style:name="gr2" style:family="graphic" style:parent-style-name="standard">
      <style:graphic-properties draw:stroke="none" svg:stroke-width="0.035cm" svg:stroke-color="#000000" draw:marker-start-width="0.252cm" draw:marker-end-width="0.252cm" draw:fill-color="#8ffbca" draw:textarea-horizontal-align="justify" draw:textarea-vertical-align="middle" draw:auto-grow-height="false" fo:min-height="0.771cm" fo:min-width="0.521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width="0.035cm" svg:stroke-color="#000000" draw:marker-start-width="0.252cm" draw:marker-end-width="0.252cm" draw:fill-color="#fcf966" draw:textarea-horizontal-align="justify" draw:textarea-vertical-align="middle" draw:auto-grow-height="false" fo:min-height="0.771cm" fo:min-width="0.521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000000" draw:marker-start-width="0.252cm" draw:marker-end-width="0.252cm" draw:fill-color="#fcbe71" draw:textarea-horizontal-align="justify" draw:textarea-vertical-align="middle" draw:auto-grow-height="false" fo:min-height="0.771cm" fo:min-width="0.521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="none" draw:fill-color="#fde9a9" draw:textarea-horizontal-align="justify" draw:textarea-vertical-align="middle" draw:auto-grow-height="false" fo:min-height="0.771cm" fo:min-width="1.512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-color="#ff626d" draw:textarea-horizontal-align="justify" draw:textarea-vertical-align="middle" draw:auto-grow-height="false" fo:min-height="0.771cm" fo:min-width="0.521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-color="#b8b8b8" draw:textarea-horizontal-align="justify" draw:textarea-vertical-align="middle" draw:auto-grow-height="false" fo:min-height="0.771cm" fo:min-width="0.521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-color="#81d0fd" draw:textarea-horizontal-align="justify" draw:textarea-vertical-align="middle" draw:auto-grow-height="false" fo:min-height="0.725cm" fo:min-width="0.475cm" fo:padding-top="0.142cm" fo:padding-bottom="0.142cm" fo:padding-left="0.267cm" fo:padding-right="0.267cm"/>
    </style:style>
    <style:style style:name="gr9" style:family="graphic" style:parent-style-name="standard">
      <style:graphic-properties draw:stroke="dash" draw:stroke-dash="Fine_20_Dashed" svg:stroke-color="#3e3e3e" draw:fill="none" draw:fill-color="#ffffff" draw:textarea-horizontal-align="justify" draw:textarea-vertical-align="middle" draw:auto-grow-height="false" fo:min-height="0.322cm" fo:min-width="0.072cm" draw:shadow="hidden"/>
    </style:style>
    <style:style style:name="gr10" style:family="graphic" style:parent-style-name="objectwithoutfill">
      <style:graphic-properties svg:stroke-color="#545454" draw:marker-end="Symmetric_20_Arrow" draw:marker-end-width="0.3cm" svg:stroke-opacity="100%" draw:fill="solid" draw:textarea-vertical-align="middle"/>
    </style:style>
    <style:style style:name="gr11" style:family="graphic" style:parent-style-name="objectwithoutfill">
      <style:graphic-properties svg:stroke-color="#545454" draw:marker-end="Symmetric_20_Arrow" draw:marker-end-width="0.3cm" draw:fill="solid" draw:textarea-vertical-align="middle"/>
    </style:style>
    <style:style style:name="gr12" style:family="graphic" style:parent-style-name="objectwithoutfill">
      <style:graphic-properties svg:stroke-color="#545454" draw:marker-end="" draw:marker-end-width="0.3cm" draw:fill="solid" draw:textarea-vertical-align="middle"/>
    </style:style>
    <style:style style:name="gr13" style:family="graphic" style:parent-style-name="standard">
      <style:graphic-properties draw:stroke="none" svg:stroke-width="0.035cm" svg:stroke-color="#000000" draw:marker-start-width="0.252cm" draw:marker-end-width="0.252cm" draw:fill-color="#fda9f4" draw:textarea-horizontal-align="justify" draw:textarea-vertical-align="middle" draw:auto-grow-height="false" fo:min-height="0.771cm" fo:min-width="0.521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width="0.035cm" svg:stroke-color="#000000" draw:marker-start-width="0.252cm" draw:marker-end-width="0.252cm" draw:fill-color="#81d0fd" draw:textarea-horizontal-align="justify" draw:textarea-vertical-align="middle" draw:auto-grow-height="false" fo:min-height="0.525cm" fo:min-width="0.275cm" fo:padding-top="0.142cm" fo:padding-bottom="0.142cm" fo:padding-left="0.267cm" fo:padding-right="0.267cm"/>
    </style:style>
    <style:style style:name="gr15" style:family="graphic" style:parent-style-name="standard">
      <style:graphic-properties draw:stroke="dash" draw:stroke-dash="Fine_20_Dashed" svg:stroke-color="#3e3e3e" draw:fill="none" draw:fill-color="#a9edfd" draw:textarea-horizontal-align="justify" draw:textarea-vertical-align="middle" draw:auto-grow-height="false" fo:min-height="0.395cm" fo:min-width="0.145cm"/>
    </style:style>
    <style:style style:name="gr16" style:family="graphic" style:parent-style-name="standard">
      <style:graphic-properties draw:stroke="dash" draw:stroke-dash="Fine_20_Dashed" svg:stroke-color="#3e3e3e" draw:fill="none" draw:fill-color="#a9edfd" draw:textarea-horizontal-align="justify" draw:textarea-vertical-align="middle" draw:auto-grow-height="false" fo:min-height="0.386cm" fo:min-width="0.136cm"/>
    </style:style>
    <style:style style:name="gr17" style:family="graphic" style:parent-style-name="standard">
      <style:graphic-properties draw:stroke="none" svg:stroke-width="0.035cm" svg:stroke-color="#000000" draw:marker-start-width="0.252cm" draw:marker-end-width="0.252cm" draw:fill-color="#a9b7fd" draw:textarea-horizontal-align="justify" draw:textarea-vertical-align="middle" draw:auto-grow-height="false" fo:min-height="0.771cm" fo:min-width="0.521cm" fo:padding-top="0.142cm" fo:padding-bottom="0.142cm" fo:padding-left="0.267cm" fo:padding-right="0.267cm"/>
    </style:style>
    <style:style style:name="gr18" style:family="graphic" style:parent-style-name="standard">
      <style:graphic-properties draw:stroke="solid" svg:stroke-width="0.028cm" svg:stroke-color="#000000" draw:marker-start-width="0.242cm" draw:marker-end-width="0.242cm" draw:fill="none" draw:fill-color="#fde9a9" draw:textarea-horizontal-align="justify" draw:textarea-vertical-align="middle" draw:auto-grow-height="false" fo:min-height="0.531cm" fo:min-width="1.659cm" fo:padding-top="0.139cm" fo:padding-bottom="0.139cm" fo:padding-left="0.264cm" fo:padding-right="0.264cm"/>
    </style:style>
    <style:style style:name="gr19" style:family="graphic" style:parent-style-name="standard">
      <style:graphic-properties draw:stroke="solid" svg:stroke-width="0.035cm" svg:stroke-color="#000000" draw:marker-start-width="0.252cm" draw:marker-end-width="0.252cm" draw:fill="none" draw:fill-color="#fde9a9" draw:textarea-horizontal-align="justify" draw:textarea-vertical-align="middle" draw:auto-grow-height="false" fo:min-height="0.525cm" fo:min-width="1.799cm" fo:padding-top="0.142cm" fo:padding-bottom="0.142cm" fo:padding-left="0.267cm" fo:padding-right="0.267cm"/>
    </style:style>
    <style:style style:name="gr20" style:family="graphic" style:parent-style-name="objectwithoutfill">
      <style:graphic-properties svg:stroke-color="#545454" draw:marker-end="Symmetric_20_Arrow" draw:marker-end-width="0.3cm" draw:fill="solid" draw:fill-color="#545454" draw:textarea-vertical-align="middle"/>
    </style:style>
    <style:style style:name="gr21" style:family="graphic" style:parent-style-name="objectwithoutfill">
      <style:graphic-properties svg:stroke-color="#545454" draw:fill="solid" draw:fill-color="#545454" draw:textarea-vertical-align="middle"/>
    </style:style>
    <style:style style:name="gr22" style:family="graphic" style:parent-style-name="standard">
      <style:graphic-properties draw:stroke="none" svg:stroke-width="0.035cm" svg:stroke-color="#000000" draw:marker-start-width="0.252cm" draw:marker-end-width="0.252cm" draw:fill-color="#fde9a9" draw:textarea-horizontal-align="justify" draw:textarea-vertical-align="middle" draw:auto-grow-height="false" fo:min-height="0.771cm" fo:min-width="5.093cm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width="0.035cm" svg:stroke-color="#000000" draw:marker-start-width="0.252cm" draw:marker-end-width="0.252cm" draw:fill-color="#fde9a9" draw:textarea-horizontal-align="justify" draw:textarea-vertical-align="middle" draw:auto-grow-height="false" fo:min-height="0.771cm" fo:min-width="5.066cm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width="0.035cm" svg:stroke-color="#000000" draw:marker-start-width="0.252cm" draw:marker-end-width="0.252cm" draw:fill="none" draw:fill-color="#fde9a9" draw:textarea-horizontal-align="justify" draw:textarea-vertical-align="middle" draw:auto-grow-height="false" fo:min-height="0.89cm" fo:min-width="6.863cm" fo:padding-top="0.142cm" fo:padding-bottom="0.142cm" fo:padding-left="0.267cm" fo:padding-right="0.267cm"/>
    </style:style>
    <style:style style:name="gr25" style:family="graphic" style:parent-style-name="standard">
      <style:graphic-properties draw:stroke="solid" svg:stroke-width="0.035cm" svg:stroke-color="#000000" draw:marker-start-width="0.252cm" draw:marker-end-width="0.252cm" draw:fill="none" draw:fill-color="#fde9a9" draw:textarea-horizontal-align="justify" draw:textarea-vertical-align="middle" draw:auto-grow-height="false" fo:min-height="0.771cm" fo:min-width="4.712cm" fo:padding-top="0.142cm" fo:padding-bottom="0.142cm" fo:padding-left="0.267cm" fo:padding-right="0.267cm"/>
    </style:style>
    <style:style style:name="gr26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="none" draw:fill-color="#fde9a9" draw:textarea-horizontal-align="justify" draw:textarea-vertical-align="middle" draw:auto-grow-height="false" fo:min-height="0.771cm" fo:min-width="1.512cm" fo:padding-top="0.142cm" fo:padding-bottom="0.142cm" fo:padding-left="0.267cm" fo:padding-right="0.267cm" draw:shadow="hidden"/>
    </style:style>
    <style:style style:name="gr27" style:family="graphic" style:parent-style-name="standard">
      <style:graphic-properties draw:stroke="none" svg:stroke-width="0.035cm" svg:stroke-color="#000000" draw:marker-start-width="0.252cm" draw:marker-end-width="0.252cm" draw:fill="none" draw:fill-color="#fde9a9" draw:textarea-horizontal-align="justify" draw:textarea-vertical-align="middle" draw:auto-grow-height="false" fo:min-height="0.771cm" fo:min-width="1.664cm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width="0.035cm" svg:stroke-color="#000000" draw:marker-start-width="0.252cm" draw:marker-end-width="0.252cm" draw:fill="none" draw:fill-color="#fde9a9" draw:textarea-horizontal-align="justify" draw:textarea-vertical-align="middle" draw:auto-grow-height="false" fo:min-height="0.771cm" fo:min-width="4.585cm" fo:padding-top="0.142cm" fo:padding-bottom="0.142cm" fo:padding-left="0.267cm" fo:padding-right="0.267cm"/>
    </style:style>
    <style:style style:name="gr29" style:family="graphic" style:parent-style-name="objectwithoutfill">
      <style:graphic-properties svg:stroke-width="0.018cm" svg:stroke-color="#3e3e3e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30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a9edfd" draw:textarea-horizontal-align="justify" draw:textarea-vertical-align="middle" draw:auto-grow-height="false" fo:min-height="0.771cm" fo:min-width="0.551cm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width="0.035cm" svg:stroke-color="#000000" draw:marker-start-width="0.252cm" draw:marker-end-width="0.252cm" draw:fill="none" draw:fill-color="#fde9a9" draw:textarea-horizontal-align="justify" draw:textarea-vertical-align="middle" draw:auto-grow-height="false" fo:min-height="0.771cm" fo:min-width="2.807cm" fo:padding-top="0.142cm" fo:padding-bottom="0.142cm" fo:padding-left="0.267cm" fo:padding-right="0.267cm"/>
    </style:style>
    <style:style style:name="gr32" style:family="graphic" style:parent-style-name="objectwithoutfill">
      <style:graphic-properties svg:stroke-color="#3e3e3e" draw:marker-end="Symmetric_20_Arrow" draw:marker-end-width="0.3cm" draw:fill="solid" draw:textarea-vertical-align="middle"/>
    </style:style>
    <style:style style:name="gr33" style:family="graphic" style:parent-style-name="standard">
      <style:graphic-properties draw:stroke="none" svg:stroke-width="0.035cm" svg:stroke-color="#000000" draw:marker-start-width="0.252cm" draw:marker-end-width="0.252cm" draw:fill="none" draw:fill-color="#fde9a9" draw:textarea-horizontal-align="justify" draw:textarea-vertical-align="middle" draw:auto-grow-height="false" fo:min-height="0.771cm" fo:min-width="1.337cm" fo:padding-top="0.142cm" fo:padding-bottom="0.142cm" fo:padding-left="0.267cm" fo:padding-right="0.267cm"/>
    </style:style>
    <style:style style:name="P1" style:family="paragraph">
      <loext:graphic-properties draw:fill="none" draw:fill-color="#a9edf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8ffbca"/>
      <style:paragraph-properties fo:text-align="center"/>
      <style:text-properties style:use-window-font-color="true" style:font-name="Playfair Display Medium" fo:font-size="16pt"/>
    </style:style>
    <style:style style:name="P4" style:family="paragraph">
      <loext:graphic-properties draw:fill-color="#fcf966"/>
      <style:paragraph-properties fo:text-align="center"/>
      <style:text-properties style:font-name="Playfair Display Medium" fo:font-size="16pt"/>
    </style:style>
    <style:style style:name="P5" style:family="paragraph">
      <loext:graphic-properties draw:fill-color="#fcbe71"/>
      <style:paragraph-properties fo:text-align="center"/>
      <style:text-properties style:font-name="Playfair Display Medium" fo:font-size="16pt"/>
    </style:style>
    <style:style style:name="P6" style:family="paragraph">
      <loext:graphic-properties draw:fill="none" draw:fill-color="#fde9a9"/>
      <style:paragraph-properties fo:text-align="center"/>
      <style:text-properties style:font-name="Playfair Display Medium" fo:font-size="16pt"/>
    </style:style>
    <style:style style:name="P7" style:family="paragraph">
      <loext:graphic-properties draw:fill-color="#ff626d"/>
      <style:paragraph-properties fo:text-align="center"/>
      <style:text-properties style:font-name="Playfair Display Medium" fo:font-size="16pt"/>
    </style:style>
    <style:style style:name="P8" style:family="paragraph">
      <loext:graphic-properties draw:fill="none" draw:fill-color="#fde9a9"/>
      <style:paragraph-properties fo:text-align="center"/>
      <style:text-properties style:font-name="Playfair Display Medium" fo:font-size="16pt" fo:font-weight="normal" style:font-weight-asian="normal" style:font-weight-complex="normal"/>
    </style:style>
    <style:style style:name="P9" style:family="paragraph">
      <loext:graphic-properties draw:fill-color="#b8b8b8"/>
      <style:paragraph-properties fo:text-align="center"/>
      <style:text-properties style:font-name="Playfair Display Medium" fo:font-size="16pt"/>
    </style:style>
    <style:style style:name="P10" style:family="paragraph">
      <loext:graphic-properties draw:fill-color="#81d0fd"/>
      <style:paragraph-properties fo:text-align="center"/>
      <style:text-properties style:font-name="Playfair Display Medium" fo:font-size="16p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-color="#8ffbca"/>
      <style:paragraph-properties fo:text-align="center"/>
      <style:text-properties style:font-name="Playfair Display Medium" fo:font-size="16pt"/>
    </style:style>
    <style:style style:name="P14" style:family="paragraph">
      <loext:graphic-properties draw:fill-color="#fda9f4"/>
      <style:paragraph-properties fo:text-align="center"/>
      <style:text-properties style:font-name="Playfair Display Medium" fo:font-size="16pt"/>
    </style:style>
    <style:style style:name="P15" style:family="paragraph">
      <loext:graphic-properties draw:fill-color="#a9b7fd"/>
      <style:paragraph-properties fo:text-align="center"/>
      <style:text-properties style:font-name="Playfair Display Medium" fo:font-size="16pt"/>
    </style:style>
    <style:style style:name="P16" style:family="paragraph">
      <loext:graphic-properties draw:fill="solid" draw:fill-color="#545454"/>
      <style:paragraph-properties fo:text-align="center"/>
    </style:style>
    <style:style style:name="P17" style:family="paragraph">
      <loext:graphic-properties draw:fill-color="#fde9a9"/>
      <style:paragraph-properties fo:text-align="center"/>
      <style:text-properties style:font-name="Playfair Display Medium" fo:font-size="16pt"/>
    </style:style>
    <style:style style:name="P18" style:family="paragraph">
      <loext:graphic-properties draw:fill="none" draw:fill-color="#fde9a9"/>
      <style:paragraph-properties fo:text-align="center"/>
      <style:text-properties style:font-name="Playfair Display Medium" fo:font-size="18pt" style:font-size-asian="18pt" style:font-size-complex="18p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de9a9"/>
      <style:paragraph-properties fo:text-align="start"/>
      <style:text-properties style:font-name="Playfair Display Medium" fo:font-size="16pt"/>
    </style:style>
    <style:style style:name="P21" style:family="paragraph">
      <loext:graphic-properties draw:fill="none" draw:fill-color="#fde9a9"/>
      <style:paragraph-properties fo:text-align="start"/>
      <style:text-properties fo:color="#3e3e3e" style:font-name="Playfair Display Medium" fo:font-size="14pt"/>
    </style:style>
    <style:style style:name="P22" style:family="paragraph">
      <loext:graphic-properties draw:fill="none" draw:fill-color="#a9edfd"/>
      <style:paragraph-properties fo:text-align="center"/>
      <style:text-properties style:font-name="Playfair Display Medium" fo:font-size="16pt"/>
    </style:style>
    <style:style style:name="T1" style:family="text">
      <style:text-properties style:use-window-font-color="true" style:font-name="Playfair Display Medium" fo:font-size="16pt"/>
    </style:style>
    <style:style style:name="T2" style:family="text">
      <style:text-properties style:font-name="Playfair Display Medium" fo:font-size="16pt"/>
    </style:style>
    <style:style style:name="T3" style:family="text">
      <style:text-properties style:text-position="-33% 58%" style:font-name="Playfair Display Medium" fo:font-size="18pt" style:font-size-asian="20pt" style:font-size-complex="20pt"/>
    </style:style>
    <style:style style:name="T4" style:family="text">
      <style:text-properties style:font-name="Playfair Display1" fo:font-size="16pt" style:font-name-asian="Playfair Display1" style:font-name-complex="Playfair Display1"/>
    </style:style>
    <style:style style:name="T5" style:family="text">
      <style:text-properties style:text-position="-33% 58%" style:font-name="Playfair Display1" fo:font-size="16pt" style:font-name-asian="Playfair Display1" style:font-name-complex="Playfair Display1"/>
    </style:style>
    <style:style style:name="T6" style:family="text">
      <style:text-properties style:font-name="Playfair Display Medium" fo:font-size="18pt" style:font-size-asian="18pt" style:font-size-complex="18pt"/>
    </style:style>
    <style:style style:name="T7" style:family="text">
      <style:text-properties fo:color="#3e3e3e" style:font-name="Playfair Display Medium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0" draw:id="id10" draw:layer="layout" svg:width="1.143cm" svg:height="1.143cm" svg:x="23.533cm" svg:y="7.515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1" draw:text-style-name="P1" xml:id="id12" draw:id="id12" draw:layer="layout" svg:width="1.143cm" svg:height="1.143cm" svg:x="23.533cm" svg:y="4.975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1" draw:text-style-name="P1" xml:id="id3" draw:id="id3" draw:layer="layout" svg:width="1.143cm" svg:height="1.143cm" svg:x="16.802cm" svg:y="6.118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2" draw:text-style-name="P3" xml:id="id6" draw:id="id6" draw:layer="layout" svg:width="1.143cm" svg:height="1.143cm" svg:x="1.578cm" svg:y="6.118cm">
            <text:p text:style-name="P2"><text:span text:style-name="T1">H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xml:id="id4" draw:id="id4" draw:layer="layout" svg:width="1.143cm" svg:height="1.143cm" svg:x="3.299cm" svg:y="8.739cm">
            <text:p text:style-name="P2"><text:span text:style-name="T2">I</text:span><text:span text:style-name="T3">F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xml:id="id8" draw:id="id8" draw:layer="layout" svg:width="1.143cm" svg:height="1.143cm" svg:x="4.915cm" svg:y="8.739cm">
            <text:p text:style-name="P2"><text:span text:style-name="T2">I</text:span><text:span text:style-name="T3">C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xml:id="id1" draw:id="id1" draw:layer="layout" svg:width="1.143cm" svg:height="1.143cm" svg:x="8.199cm" svg:y="6.118cm">
            <text:p text:style-name="P2"><text:span text:style-name="T2">I</text:span><text:span text:style-name="T3">F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2.134cm" svg:height="1.143cm" svg:x="9.726cm" svg:y="5.618cm">
            <text:p text:style-name="P2"><text:span text:style-name="T4">Δ</text:span><text:span text:style-name="T5">incubation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xml:id="id2" draw:id="id2" draw:layer="layout" svg:width="1.143cm" svg:height="1.143cm" svg:x="12.214cm" svg:y="6.118cm">
            <text:p text:style-name="P2"><text:span text:style-name="T2">I</text:span><text:span text:style-name="T3">C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xml:id="id7" draw:id="id7" draw:layer="layout" svg:width="1.143cm" svg:height="1.143cm" svg:x="6.49cm" svg:y="8.731cm">
            <text:p text:style-name="P2"><text:span text:style-name="T2">S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2.134cm" svg:height="1.143cm" svg:x="13.754cm" svg:y="5.618cm">
            <text:p text:style-name="P2"><text:span text:style-name="T4">Δ</text:span><text:span text:style-name="T5">symptom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2.134cm" svg:height="1.143cm" svg:x="16.294cm" svg:y="6.018cm">
            <text:p text:style-name="P2"><text:span text:style-name="T4">π</text:span><text:span text:style-name="T5">S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xml:id="id9" draw:id="id9" draw:layer="layout" svg:width="1.143cm" svg:height="1.143cm" svg:x="18.888cm" svg:y="6.118cm">
            <text:p text:style-name="P2"><text:span text:style-name="T2">S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2.134cm" svg:height="1.143cm" svg:x="20.784cm" svg:y="4.548cm">
            <text:p text:style-name="P2"><text:span text:style-name="T4">Δ</text:span><text:span text:style-name="T5">retire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2.134cm" svg:height="1.143cm" svg:x="20.884cm" svg:y="6.988cm">
            <text:p text:style-name="P2"><text:span text:style-name="T4">Δ</text:span><text:span text:style-name="T5">report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2.134cm" svg:height="1.143cm" svg:x="23.05cm" svg:y="4.848cm">
            <text:p text:style-name="P2"><text:span text:style-name="T4">π</text:span><text:span text:style-name="T5">RT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2.134cm" svg:height="1.143cm" svg:x="23.025cm" svg:y="7.444cm">
            <text:p text:style-name="P2"><text:span text:style-name="T4">π</text:span><text:span text:style-name="T5">RP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9" xml:id="id13" draw:id="id13" draw:layer="layout" svg:width="1.143cm" svg:height="1.143cm" svg:x="26.792cm" svg:y="4.975cm">
            <text:p text:style-name="P2"><text:span text:style-name="T2">R</text:span><text:span text:style-name="T3">T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0" xml:id="id11" draw:id="id11" draw:layer="layout" svg:width="1.143cm" svg:height="1.143cm" svg:x="26.792cm" svg:y="7.515cm">
            <text:p text:style-name="P2"><text:span text:style-name="T2">R</text:span><text:span text:style-name="T3">P</text:span></text:p>
            <draw:enhanced-geometry svg:viewBox="0 0 21600 21600" draw:path-stretchpoint-x="10800" draw:path-stretchpoint-y="10800" draw:text-areas="?f3 ?f4 ?f5 ?f6" draw:type="round-rectangle" draw:modifiers="4323.7762237762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1" xml:id="id5" draw:id="id5" draw:layer="layout" svg:width="1.143cm" svg:height="1.143cm" svg:x="4.899cm" svg:y="6.118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onnector draw:style-name="gr10" draw:text-style-name="P12" draw:layer="layout" draw:type="line" svg:x1="9.342cm" svg:y1="6.689cm" svg:x2="12.214cm" svg:y2="6.689cm" draw:start-shape="id1" draw:start-glue-point="1" draw:end-shape="id2" draw:end-glue-point="3" svg:d="M9342 6689h2872" svg:viewBox="0 0 2873 1">
            <text:p/>
          </draw:connector>
          <draw:connector draw:style-name="gr11" draw:text-style-name="P12" draw:layer="layout" draw:type="line" svg:x1="13.357cm" svg:y1="6.689cm" svg:x2="16.802cm" svg:y2="6.69cm" draw:start-shape="id2" draw:start-glue-point="1" draw:end-shape="id3" draw:end-glue-point="5" svg:d="M13357 6689l3445 1" svg:viewBox="0 0 3446 2">
            <text:p/>
          </draw:connector>
          <draw:connector draw:style-name="gr12" draw:text-style-name="P12" draw:layer="layout" draw:type="line" svg:x1="3.87cm" svg:y1="8.739cm" svg:x2="5.471cm" svg:y2="7.261cm" draw:start-shape="id4" draw:start-glue-point="0" draw:end-shape="id5" draw:end-glue-point="6" svg:d="M3870 8739l1601-1478" svg:viewBox="0 0 1602 1479">
            <text:p/>
          </draw:connector>
          <draw:connector draw:style-name="gr11" draw:text-style-name="P12" draw:layer="layout" draw:type="line" svg:x1="2.721cm" svg:y1="6.689cm" svg:x2="4.899cm" svg:y2="6.69cm" draw:start-shape="id6" draw:start-glue-point="1" draw:end-shape="id5" draw:end-glue-point="5" svg:d="M2721 6689l2178 1" svg:viewBox="0 0 2179 2">
            <text:p/>
          </draw:connector>
          <draw:connector draw:style-name="gr12" draw:text-style-name="P12" draw:layer="layout" draw:type="line" svg:x1="7.061cm" svg:y1="8.731cm" svg:x2="5.471cm" svg:y2="7.261cm" draw:start-shape="id7" draw:start-glue-point="0" draw:end-shape="id5" draw:end-glue-point="6" svg:d="M7061 8731l-1590-1470" svg:viewBox="0 0 1591 1471">
            <text:p/>
          </draw:connector>
          <draw:connector draw:style-name="gr12" draw:text-style-name="P12" draw:layer="layout" draw:type="line" svg:x1="5.486cm" svg:y1="8.739cm" svg:x2="5.471cm" svg:y2="7.261cm" draw:start-shape="id8" draw:start-glue-point="0" draw:end-shape="id5" draw:end-glue-point="6" svg:d="M5486 8739l-15-1478" svg:viewBox="0 0 16 1479">
            <text:p/>
          </draw:connector>
          <draw:connector draw:style-name="gr11" draw:text-style-name="P12" draw:layer="layout" draw:type="line" svg:x1="17.945cm" svg:y1="6.69cm" svg:x2="18.888cm" svg:y2="6.689cm" draw:start-shape="id3" draw:start-glue-point="7" draw:end-shape="id9" draw:end-glue-point="3" svg:d="M17945 6690l943-1" svg:viewBox="0 0 944 2">
            <text:p/>
          </draw:connector>
          <draw:custom-shape draw:style-name="gr5" draw:text-style-name="P6" draw:layer="layout" svg:width="2.134cm" svg:height="1.143cm" svg:x="4.437cm" svg:y="6.021cm">
            <text:p text:style-name="P2"><text:span text:style-name="T4">π</text:span><text:span text:style-name="T5">IF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12" draw:layer="layout" draw:type="line" svg:x1="24.676cm" svg:y1="8.087cm" svg:x2="26.792cm" svg:y2="8.086cm" draw:start-shape="id10" draw:start-glue-point="7" draw:end-shape="id11" draw:end-glue-point="3" svg:d="M24676 8087l2116-1" svg:viewBox="0 0 2117 2">
            <text:p/>
          </draw:connector>
          <draw:connector draw:style-name="gr11" draw:text-style-name="P12" draw:layer="layout" draw:type="line" svg:x1="24.676cm" svg:y1="5.547cm" svg:x2="26.792cm" svg:y2="5.546cm" draw:start-shape="id12" draw:start-glue-point="7" draw:end-shape="id13" draw:end-glue-point="3" svg:d="M24676 5547l2116-1" svg:viewBox="0 0 2117 2">
            <text:p/>
          </draw:connector>
          <draw:connector draw:style-name="gr11" draw:text-style-name="P12" draw:layer="layout" draw:type="line" svg:x1="6.042cm" svg:y1="6.69cm" svg:x2="8.199cm" svg:y2="6.689cm" draw:start-shape="id5" draw:start-glue-point="7" draw:end-shape="id1" draw:end-glue-point="3" svg:d="M6042 6690l2157-1" svg:viewBox="0 0 2158 2">
            <text:p/>
          </draw:connector>
          <draw:connector draw:style-name="gr11" draw:text-style-name="P12" draw:layer="layout" draw:type="lines" draw:line-skew="0cm -2.039cm" svg:x1="20.031cm" svg:y1="6.689cm" svg:x2="23.533cm" svg:y2="5.547cm" draw:start-shape="id9" draw:start-glue-point="1" draw:end-shape="id12" draw:end-glue-point="5" svg:d="M20031 6689h500l461-1142h2541" svg:viewBox="0 0 3503 1143">
            <text:p/>
          </draw:connector>
          <draw:connector draw:style-name="gr11" draw:text-style-name="P12" draw:layer="layout" draw:type="lines" draw:line-skew="0cm -2.039cm" svg:x1="20.031cm" svg:y1="6.689cm" svg:x2="23.533cm" svg:y2="8.087cm" draw:start-shape="id9" draw:start-glue-point="1" draw:end-shape="id10" draw:end-glue-point="5" svg:d="M20031 6689h500l461 1398h2541" svg:viewBox="0 0 3503 1399">
            <text:p/>
          </draw:connector>
        </draw:g>
        <draw:g>
          <draw:custom-shape draw:style-name="gr1" draw:text-style-name="P1" xml:id="id15" draw:id="id15" draw:layer="layout" svg:width="1.143cm" svg:height="1.143cm" svg:x="5.152cm" svg:y="20.741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1" draw:text-style-name="P1" xml:id="id17" draw:id="id17" draw:layer="layout" svg:width="1.143cm" svg:height="1.143cm" svg:x="5.153cm" svg:y="16.558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2" draw:text-style-name="P13" xml:id="id19" draw:id="id19" draw:layer="layout" svg:width="1.143cm" svg:height="1.143cm" svg:x="1.545cm" svg:y="14.98cm">
            <text:p text:style-name="P2"><text:span text:style-name="T2">H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xml:id="id20" draw:id="id20" draw:layer="layout" svg:width="1.143cm" svg:height="1.143cm" svg:x="1.545cm" svg:y="16.504cm">
            <text:p text:style-name="P2"><text:span text:style-name="T2">I</text:span><text:span text:style-name="T3">F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xml:id="id22" draw:id="id22" draw:layer="layout" svg:width="1.143cm" svg:height="1.143cm" svg:x="1.545cm" svg:y="17.901cm">
            <text:p text:style-name="P2"><text:span text:style-name="T2">I</text:span><text:span text:style-name="T3">C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xml:id="id14" draw:id="id14" draw:layer="layout" svg:width="1.143cm" svg:height="1.143cm" svg:x="1.545cm" svg:y="20.76cm">
            <text:p text:style-name="P2"><text:span text:style-name="T2">S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2.134cm" svg:height="1.143cm" svg:x="4.693cm" svg:y="20.614cm">
            <text:p text:style-name="P2"><text:span text:style-name="T4">π</text:span><text:span text:style-name="T5">RT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2.134cm" svg:height="1.143cm" svg:x="4.645cm" svg:y="16.431cm">
            <text:p text:style-name="P2"><text:span text:style-name="T4">π</text:span><text:span text:style-name="T5">Q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9" xml:id="id16" draw:id="id16" draw:layer="layout" svg:width="1.143cm" svg:height="1.143cm" svg:x="8.53cm" svg:y="20.714cm">
            <text:p text:style-name="P2"><text:span text:style-name="T2">R</text:span><text:span text:style-name="T3">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4" xml:id="id18" draw:id="id18" draw:layer="layout" svg:width="1.143cm" svg:height="1.143cm" svg:x="8.53cm" svg:y="16.558cm">
            <text:p text:style-name="P2"><text:span text:style-name="T2">Q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12" draw:layer="layout" draw:type="line" svg:x1="2.688cm" svg:y1="21.331cm" svg:x2="5.152cm" svg:y2="21.313cm" draw:start-shape="id14" draw:start-glue-point="1" draw:end-shape="id15" draw:end-glue-point="5" svg:d="M2688 21331l2464-18" svg:viewBox="0 0 2465 19">
            <text:p/>
          </draw:connector>
          <draw:connector draw:style-name="gr11" draw:text-style-name="P12" draw:layer="layout" draw:type="line" svg:x1="6.295cm" svg:y1="21.313cm" svg:x2="8.53cm" svg:y2="21.285cm" draw:start-shape="id15" draw:start-glue-point="7" draw:end-shape="id16" draw:end-glue-point="3" svg:d="M6295 21313l2235-28" svg:viewBox="0 0 2236 29">
            <text:p/>
          </draw:connector>
          <draw:connector draw:style-name="gr11" draw:text-style-name="P12" draw:layer="layout" draw:type="line" svg:x1="6.296cm" svg:y1="17.13cm" svg:x2="8.53cm" svg:y2="17.129cm" draw:start-shape="id17" draw:start-glue-point="7" draw:end-shape="id18" draw:end-glue-point="3" svg:d="M6296 17130l2234-1" svg:viewBox="0 0 2235 2">
            <text:p/>
          </draw:connector>
          <draw:connector draw:style-name="gr12" draw:text-style-name="P12" draw:layer="layout" draw:type="line" svg:x1="2.688cm" svg:y1="15.551cm" svg:x2="5.153cm" svg:y2="17.13cm" draw:start-shape="id19" draw:start-glue-point="1" draw:end-shape="id17" draw:end-glue-point="5" svg:d="M2688 15551l2465 1579" svg:viewBox="0 0 2466 1580">
            <text:p/>
          </draw:connector>
          <draw:connector draw:style-name="gr11" draw:text-style-name="P12" draw:layer="layout" draw:type="line" svg:x1="2.688cm" svg:y1="17.075cm" svg:x2="5.153cm" svg:y2="17.13cm" draw:start-shape="id20" draw:start-glue-point="1" draw:end-shape="id17" draw:end-glue-point="5" svg:d="M2688 17075l2465 55" svg:viewBox="0 0 2466 56">
            <text:p/>
          </draw:connector>
          <draw:custom-shape draw:style-name="gr14" draw:text-style-name="P10" xml:id="id21" draw:id="id21" draw:layer="layout" svg:width="1.143cm" svg:height="1.143cm" svg:x="5.152cm" svg:y="19.098cm">
            <text:p text:style-name="P2"><text:span text:style-name="T2">R</text:span><text:span text:style-name="T3">P</text:span></text:p>
            <draw:enhanced-geometry svg:viewBox="0 0 21600 21600" draw:path-stretchpoint-x="10800" draw:path-stretchpoint-y="10800" draw:text-areas="?f3 ?f4 ?f5 ?f6" draw:type="round-rectangle" draw:modifiers="3493.00699300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2" draw:text-style-name="P12" draw:layer="layout" draw:type="line" svg:x1="5.723cm" svg:y1="19.098cm" svg:x2="5.725cm" svg:y2="17.701cm" draw:start-shape="id21" draw:start-glue-point="0" draw:end-shape="id17" draw:end-glue-point="6" svg:d="M5723 19098l2-1397" svg:viewBox="0 0 3 1398">
            <text:p/>
          </draw:connector>
          <draw:connector draw:style-name="gr12" draw:text-style-name="P12" draw:layer="layout" draw:type="line" svg:x1="5.723cm" svg:y1="20.241cm" svg:x2="5.724cm" svg:y2="20.741cm" draw:start-shape="id21" draw:start-glue-point="2" draw:end-shape="id15" draw:end-glue-point="4" svg:d="M5723 20241l1 500" svg:viewBox="0 0 2 501">
            <text:p/>
          </draw:connector>
          <draw:connector draw:style-name="gr12" draw:text-style-name="P12" draw:layer="layout" draw:type="line" svg:x1="2.688cm" svg:y1="18.472cm" svg:x2="5.154cm" svg:y2="17.131cm" draw:start-shape="id22" draw:start-glue-point="1" svg:d="M2688 18472l2466-1341" svg:viewBox="0 0 2467 1342">
            <text:p/>
          </draw:connector>
        </draw:g>
        <draw:g>
          <draw:custom-shape draw:style-name="gr15" draw:text-style-name="P1" xml:id="id25" draw:id="id25" draw:layer="layout" svg:width="1.289cm" svg:height="1.289cm" svg:x="22.56cm" svg:y="15.728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16" draw:text-style-name="P1" xml:id="id28" draw:id="id28" draw:layer="layout" svg:width="1.27cm" svg:height="1.27cm" svg:x="17.691cm" svg:y="16.739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16" draw:text-style-name="P1" xml:id="id24" draw:id="id24" draw:layer="layout" svg:width="1.27cm" svg:height="1.27cm" svg:x="17.691cm" svg:y="14.809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17" draw:text-style-name="P15" xml:id="id27" draw:id="id27" draw:layer="layout" svg:width="1.143cm" svg:height="1.143cm" svg:x="15.416cm" svg:y="16.79cm">
            <text:p text:style-name="P2"><text:span text:style-name="T2">P</text:span><text:span text:style-name="T3">B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5" xml:id="id23" draw:id="id23" draw:layer="layout" svg:width="1.143cm" svg:height="1.143cm" svg:x="15.416cm" svg:y="14.885cm">
            <text:p text:style-name="P2"><text:span text:style-name="T2">P</text:span><text:span text:style-name="T3">A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6" xml:id="id29" draw:id="id29" draw:layer="layout" svg:width="2.521cm" svg:height="1.143cm" svg:x="11.741cm" svg:y="15.774cm">
            <text:p text:style-name="P2"><text:span text:style-name="T2">Contac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2.134cm" svg:height="1.143cm" svg:x="17.21cm" svg:y="14.785cm">
            <text:p text:style-name="P2"><text:span text:style-name="T4">π</text:span><text:span text:style-name="T5">app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2.134cm" svg:height="1.143cm" svg:x="17.283cm" svg:y="16.663cm">
            <text:p text:style-name="P2"><text:span text:style-name="T4">π</text:span><text:span text:style-name="T5">app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2.134cm" svg:height="1.143cm" svg:x="20.11cm" svg:y="15.347cm">
            <text:p text:style-name="P2"><text:span text:style-name="T4">Δ</text:span><text:span text:style-name="T5">connect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2.134cm" svg:height="1.143cm" svg:x="22.177cm" svg:y="15.647cm">
            <text:p text:style-name="P2"><text:span text:style-name="T4">π</text:span><text:span text:style-name="T5">BT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6" xml:id="id26" draw:id="id26" draw:layer="layout" svg:width="2.667cm" svg:height="1.143cm" svg:x="25.039cm" svg:y="15.774cm">
            <text:p text:style-name="P2"><text:span text:style-name="T2">Regist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2.134cm" svg:height="1.143cm" svg:x="27.387cm" svg:y="17.406cm">
            <text:p text:style-name="P2"><text:span text:style-name="T4">Δ</text:span><text:span text:style-name="T5">expire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12" draw:layer="layout" draw:type="line" svg:x1="16.559cm" svg:y1="15.456cm" svg:x2="17.691cm" svg:y2="15.444cm" draw:start-shape="id23" draw:start-glue-point="1" draw:end-shape="id24" draw:end-glue-point="5" svg:d="M16559 15456l1132-12" svg:viewBox="0 0 1133 13">
            <text:p/>
          </draw:connector>
          <draw:connector draw:style-name="gr11" draw:text-style-name="P12" draw:layer="layout" draw:type="line" svg:x1="23.849cm" svg:y1="16.373cm" svg:x2="25.039cm" svg:y2="16.345cm" draw:start-shape="id25" draw:start-glue-point="7" draw:end-shape="id26" draw:end-glue-point="3" svg:d="M23849 16373l1190-28" svg:viewBox="0 0 1191 29">
            <text:p/>
          </draw:connector>
          <draw:connector draw:style-name="gr11" draw:text-style-name="P12" draw:layer="layout" draw:type="line" svg:x1="16.559cm" svg:y1="17.361cm" svg:x2="17.691cm" svg:y2="17.374cm" draw:start-shape="id27" draw:start-glue-point="1" draw:end-shape="id28" draw:end-glue-point="5" svg:d="M16559 17361l1132 13" svg:viewBox="0 0 1133 14">
            <text:p/>
          </draw:connector>
          <draw:connector draw:style-name="gr20" draw:text-style-name="P16" draw:layer="layout" draw:type="lines" draw:line-skew="0cm -2.055cm" svg:x1="18.961cm" svg:y1="15.444cm" svg:x2="22.56cm" svg:y2="16.373cm" draw:start-shape="id24" draw:start-glue-point="7" draw:end-shape="id25" draw:end-glue-point="5" svg:d="M18961 15444h502l540 929h2557" svg:viewBox="0 0 3600 930">
            <text:p/>
          </draw:connector>
          <draw:connector draw:style-name="gr21" draw:text-style-name="P16" draw:layer="layout" draw:type="lines" draw:line-skew="0cm -2.055cm" svg:x1="18.961cm" svg:y1="17.374cm" svg:x2="22.56cm" svg:y2="16.373cm" draw:start-shape="id28" draw:start-glue-point="7" draw:end-shape="id25" draw:end-glue-point="5" svg:d="M18961 17374h502l540-1001h2557" svg:viewBox="0 0 3600 1002">
            <text:p/>
          </draw:connector>
          <draw:connector draw:style-name="gr11" draw:text-style-name="P12" draw:layer="layout" draw:type="curve" draw:line-skew="0.105cm 0.381cm" svg:x1="27.706cm" svg:y1="16.345cm" svg:x2="26.372cm" svg:y2="16.917cm" draw:start-shape="id26" draw:start-glue-point="1" draw:end-shape="id26" draw:end-glue-point="2" svg:d="M27706 16345c933 0 778 736 211 1216s-1545 704-1545-644" svg:viewBox="0 0 2003 1590">
            <text:p/>
          </draw:connector>
          <draw:connector draw:style-name="gr12" draw:text-style-name="P12" draw:layer="layout" draw:type="line" svg:x1="15.416cm" svg:y1="15.456cm" svg:x2="14.262cm" svg:y2="16.345cm" draw:start-shape="id23" draw:start-glue-point="3" draw:end-shape="id29" draw:end-glue-point="1" svg:d="M15416 15456l-1154 889" svg:viewBox="0 0 1155 890">
            <text:p/>
          </draw:connector>
          <draw:connector draw:style-name="gr12" draw:text-style-name="P12" draw:layer="layout" draw:type="line" svg:x1="15.416cm" svg:y1="17.361cm" svg:x2="14.262cm" svg:y2="16.346cm" draw:start-shape="id27" draw:start-glue-point="3" svg:d="M15416 17361l-1154-1015" svg:viewBox="0 0 1155 1016">
            <text:p/>
          </draw:connector>
        </draw:g>
        <draw:custom-shape draw:style-name="gr22" draw:text-style-name="P17" draw:layer="layout" svg:width="5.715cm" svg:height="1.143cm" svg:x="0.881cm" svg:y="3.267cm">
          <text:p text:style-name="P2"><text:span text:style-name="T2">Epidemic Dynami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xml:id="id30" draw:id="id30" draw:layer="layout" svg:width="5.715cm" svg:height="1.143cm" svg:x="0.762cm" svg:y="24.526cm">
          <text:p text:style-name="P2"><text:span text:style-name="T2">Activities Schedu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7" draw:layer="layout" svg:width="5.688cm" svg:height="1.143cm" svg:x="0.789cm" svg:y="12.381cm">
          <text:p text:style-name="P2"><text:span text:style-name="T2">Contact-tracing ap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draw:layer="layout" svg:width="7.493cm" svg:height="1.27cm" svg:x="0.881cm" svg:y="0.254cm">
          <text:p text:style-name="P2"><text:span text:style-name="T6">Agent-based model (ABM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xml:id="id31" draw:id="id31" draw:layer="layout" svg:width="5.334cm" svg:height="1.143cm" svg:x="8.89cm" svg:y="24.526cm">
          <text:p text:style-name="P2"><text:span text:style-name="T2">Office &amp; Meetin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6" draw:text-style-name="P6" draw:layer="layout" svg:width="2.134cm" svg:height="1.143cm" svg:x="12.473cm" svg:y="29.031cm">
            <text:p text:style-name="P2"><text:span text:style-name="T4">Δ</text:span><text:span text:style-name="T5">incubatio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6" draw:layer="layout" svg:width="2.134cm" svg:height="1.143cm" svg:x="12.473cm" svg:y="30.555cm">
            <text:p text:style-name="P2"><text:span text:style-name="T4">Δ</text:span><text:span text:style-name="T5">symptom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8" draw:layer="layout" svg:width="2.134cm" svg:height="1.143cm" svg:x="12.473cm" svg:y="32.079cm">
            <text:p text:style-name="P2"><text:span text:style-name="T4">Δ</text:span><text:span text:style-name="T5">retir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6" draw:layer="layout" svg:width="2.134cm" svg:height="1.143cm" svg:x="12.506cm" svg:y="35.127cm">
            <text:p text:style-name="P2"><text:span text:style-name="T4">Δ</text:span><text:span text:style-name="T5">quarantin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6" draw:layer="layout" svg:width="2.134cm" svg:height="1.143cm" svg:x="12.506cm" svg:y="33.603cm">
            <text:p text:style-name="P2"><text:span text:style-name="T4">Δ</text:span><text:span text:style-name="T5">repor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6" draw:layer="layout" svg:width="2.134cm" svg:height="1.143cm" svg:x="12.519cm" svg:y="38.175cm">
            <text:p text:style-name="P2"><text:span text:style-name="T4">Δ</text:span><text:span text:style-name="T5">expir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6" draw:layer="layout" svg:width="2.134cm" svg:height="1.143cm" svg:x="12.506cm" svg:y="36.651cm">
            <text:p text:style-name="P2"><text:span text:style-name="T4">Δ</text:span><text:span text:style-name="T5">connec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20" draw:layer="layout" svg:width="2.286cm" svg:height="1.143cm" svg:x="9.331cm" svg:y="29.057cm">
            <text:p text:style-name="P19"><text:span text:style-name="T2">Perio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1" draw:layer="layout" svg:width="5.207cm" svg:height="1.143cm" svg:x="14.683cm" svg:y="29.066cm">
            <text:p text:style-name="P19"><text:span text:style-name="T7">Incubatio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1" draw:layer="layout" svg:width="5.207cm" svg:height="1.143cm" svg:x="14.683cm" svg:y="30.59cm">
            <text:p text:style-name="P19"><text:span text:style-name="T7">Symptom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1" draw:layer="layout" svg:width="5.207cm" svg:height="1.143cm" svg:x="14.683cm" svg:y="32.114cm">
            <text:p text:style-name="P19"><text:span text:style-name="T7">Retir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1" draw:layer="layout" svg:width="5.207cm" svg:height="1.143cm" svg:x="14.683cm" svg:y="33.638cm">
            <text:p text:style-name="P19"><text:span text:style-name="T7">Repor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1" draw:layer="layout" svg:width="5.207cm" svg:height="1.143cm" svg:x="14.674cm" svg:y="35.174cm">
            <text:p text:style-name="P19"><text:span text:style-name="T7">Quarantin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1" draw:layer="layout" svg:width="5.207cm" svg:height="1.143cm" svg:x="14.674cm" svg:y="36.698cm">
            <text:p text:style-name="P19"><text:span text:style-name="T7">Connec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1" draw:layer="layout" svg:width="5.207cm" svg:height="1.143cm" svg:x="14.665cm" svg:y="38.158cm">
            <text:p text:style-name="P19"><text:span text:style-name="T7">Data Expir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9" draw:text-style-name="P12" draw:layer="layout" svg:x1="11.79cm" svg:y1="28.939cm" svg:x2="11.79cm" svg:y2="39.299cm">
            <text:p/>
          </draw:line>
        </draw:g>
        <draw:g>
          <draw:custom-shape draw:style-name="gr30" draw:text-style-name="P22" draw:layer="layout" svg:width="1.173cm" svg:height="1.143cm" svg:x="23.722cm" svg:y="29.043cm">
            <text:p text:style-name="P2"><text:span text:style-name="T4">π</text:span><text:span text:style-name="T5">IF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2" draw:layer="layout" svg:width="1.173cm" svg:height="1.143cm" svg:x="23.722cm" svg:y="30.567cm">
            <text:p text:style-name="P2"><text:span text:style-name="T4">π</text:span><text:span text:style-name="T5">S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2" draw:layer="layout" svg:width="1.173cm" svg:height="1.143cm" svg:x="23.722cm" svg:y="38.187cm">
            <text:p text:style-name="P2"><text:span text:style-name="T4">π</text:span><text:span text:style-name="T5">BT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2" draw:layer="layout" svg:width="1.173cm" svg:height="1.143cm" svg:x="23.722cm" svg:y="33.615cm">
            <text:p text:style-name="P2"><text:span text:style-name="T4">π</text:span><text:span text:style-name="T5">RP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2" draw:layer="layout" svg:width="1.173cm" svg:height="1.143cm" svg:x="23.722cm" svg:y="36.663cm">
            <text:p text:style-name="P2"><text:span text:style-name="T4">π</text:span><text:span text:style-name="T5">app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2" draw:layer="layout" svg:width="1.173cm" svg:height="1.143cm" svg:x="23.722cm" svg:y="32.091cm">
            <text:p text:style-name="P2"><text:span text:style-name="T4">π</text:span><text:span text:style-name="T5">RT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2" draw:layer="layout" svg:width="1.173cm" svg:height="1.143cm" svg:x="23.722cm" svg:y="35.139cm">
            <text:p text:style-name="P2"><text:span text:style-name="T4">π</text:span><text:span text:style-name="T5">Q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0" draw:layer="layout" svg:width="3.429cm" svg:height="1.143cm" svg:x="19.55cm" svg:y="29.015cm">
            <text:p text:style-name="P19"><text:span text:style-name="T2">Probabilit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1" draw:layer="layout" svg:width="5.207cm" svg:height="1.143cm" svg:x="24.911cm" svg:y="29.043cm">
            <text:p text:style-name="P19"><text:span text:style-name="T7">Infectio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1" draw:layer="layout" svg:width="5.207cm" svg:height="1.143cm" svg:x="24.911cm" svg:y="30.567cm">
            <text:p text:style-name="P19"><text:span text:style-name="T7">Symptom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1" draw:layer="layout" svg:width="5.207cm" svg:height="1.143cm" svg:x="24.911cm" svg:y="32.091cm">
            <text:p text:style-name="P19"><text:span text:style-name="T7">Infectio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1" draw:layer="layout" svg:width="5.207cm" svg:height="1.143cm" svg:x="24.911cm" svg:y="33.615cm">
            <text:p text:style-name="P19"><text:span text:style-name="T7">Repor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1" draw:layer="layout" svg:width="5.207cm" svg:height="1.143cm" svg:x="24.902cm" svg:y="35.151cm">
            <text:p text:style-name="P19"><text:span text:style-name="T7">Quarantin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1" draw:layer="layout" svg:width="5.207cm" svg:height="1.143cm" svg:x="24.902cm" svg:y="36.675cm">
            <text:p text:style-name="P19"><text:span text:style-name="T7">App runni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1" draw:layer="layout" svg:width="5.207cm" svg:height="1.143cm" svg:x="24.893cm" svg:y="38.135cm">
            <text:p text:style-name="P19"><text:span text:style-name="T7">Bluetooth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9" draw:text-style-name="P12" draw:layer="layout" svg:x1="23.133cm" svg:y1="29.043cm" svg:x2="23.133cm" svg:y2="39.403cm">
            <text:p/>
          </draw:line>
        </draw:g>
        <draw:line draw:style-name="gr29" draw:text-style-name="P12" draw:layer="layout" svg:x1="0cm" svg:y1="1.724cm" svg:x2="29.7cm" svg:y2="1.724cm">
          <text:p/>
        </draw:line>
        <draw:connector draw:style-name="gr32" draw:text-style-name="P12" draw:layer="layout" draw:type="line" svg:x1="6.477cm" svg:y1="25.097cm" svg:x2="8.89cm" svg:y2="25.097cm" draw:start-shape="id30" draw:start-glue-point="1" draw:end-shape="id31" draw:end-glue-point="3" svg:d="M6477 25097h2413" svg:viewBox="0 0 2414 1">
          <text:p/>
        </draw:connector>
        <draw:g>
          <draw:custom-shape draw:style-name="gr8" draw:text-style-name="P10" draw:layer="layout" svg:width="1.143cm" svg:height="1.143cm" svg:x="3.648cm" svg:y="37.424cm">
            <text:p text:style-name="P2"><text:span text:style-name="T2">R</text:span><text:span text:style-name="T3">P</text:span></text:p>
            <draw:enhanced-geometry svg:viewBox="0 0 21600 21600" draw:path-stretchpoint-x="10800" draw:path-stretchpoint-y="10800" draw:text-areas="?f3 ?f4 ?f5 ?f6" draw:type="round-rectangle" draw:modifiers="4323.7762237762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3" draw:layer="layout" svg:width="1.143cm" svg:height="1.143cm" svg:x="3.648cm" svg:y="29.042cm">
            <text:p text:style-name="P2"><text:span text:style-name="T2">H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1.143cm" svg:height="1.143cm" svg:x="3.648cm" svg:y="30.464cm">
            <text:p text:style-name="P2"><text:span text:style-name="T2">I</text:span><text:span text:style-name="T3">F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.143cm" svg:height="1.143cm" svg:x="3.648cm" svg:y="31.836cm">
            <text:p text:style-name="P2"><text:span text:style-name="T2">I</text:span><text:span text:style-name="T3">C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1.143cm" svg:height="1.143cm" svg:x="3.648cm" svg:y="33.233cm">
            <text:p text:style-name="P2"><text:span text:style-name="T2">S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1" draw:layer="layout" svg:width="5.207cm" svg:height="1.143cm" svg:x="4.918cm" svg:y="29.042cm">
            <text:p text:style-name="P19"><text:span text:style-name="T7">Health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1" draw:layer="layout" svg:width="5.207cm" svg:height="1.143cm" svg:x="4.918cm" svg:y="30.464cm">
            <text:p text:style-name="P19"><text:span text:style-name="T7">Infect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1" draw:layer="layout" svg:width="5.207cm" svg:height="1.143cm" svg:x="4.918cm" svg:y="31.887cm">
            <text:p text:style-name="P19"><text:span text:style-name="T7">Incubat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1" draw:layer="layout" svg:width="5.207cm" svg:height="1.143cm" svg:x="4.918cm" svg:y="33.258cm">
            <text:p text:style-name="P19"><text:span text:style-name="T7">Symptom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4" draw:layer="layout" svg:width="1.143cm" svg:height="1.143cm" svg:x="3.648cm" svg:y="36.027cm">
            <text:p text:style-name="P2"><text:span text:style-name="T2">Q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9" draw:layer="layout" svg:width="1.143cm" svg:height="1.143cm" svg:x="3.648cm" svg:y="34.657cm">
            <text:p text:style-name="P2"><text:span text:style-name="T2">R</text:span><text:span text:style-name="T3">T</text:span></text:p>
            <draw:enhanced-geometry svg:viewBox="0 0 21600 21600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1" draw:layer="layout" svg:width="5.207cm" svg:height="1.143cm" svg:x="4.918cm" svg:y="34.63cm">
            <text:p text:style-name="P19"><text:span text:style-name="T7">Retir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1" draw:layer="layout" svg:width="5.207cm" svg:height="1.143cm" svg:x="4.918cm" svg:y="36.001cm">
            <text:p text:style-name="P19"><text:span text:style-name="T7">Quarantin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20" draw:layer="layout" svg:width="1.959cm" svg:height="1.143cm" svg:x="0.9cm" svg:y="29.052cm">
            <text:p text:style-name="P19"><text:span text:style-name="T2">Sta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9" draw:text-style-name="P12" draw:layer="layout" svg:x1="2.932cm" svg:y1="29.042cm" svg:x2="2.932cm" svg:y2="38.567cm">
            <text:p/>
          </draw:line>
          <draw:custom-shape draw:style-name="gr28" draw:text-style-name="P21" draw:layer="layout" svg:width="5.207cm" svg:height="1.143cm" svg:x="4.904cm" svg:y="37.365cm">
            <text:p text:style-name="P19"><text:span text:style-name="T7">Report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838.080251770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9" draw:text-style-name="P12" draw:layer="layout" svg:x1="0cm" svg:y1="27.724cm" svg:x2="29.7cm" svg:y2="27.7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layfair Display1" svg:font-family="'Playfair Display'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Playfair Display" svg:font-family="'Playfair Display'" style:font-pitch="variable"/>
    <style:font-face style:name="Playfair Display Medium" svg:font-family="'Playfair Display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4T13:13:37.220822751</meta:creation-date>
    <dc:date>2020-05-14T16:38:21.515078417</dc:date>
    <meta:editing-duration>PT37M59S</meta:editing-duration>
    <meta:editing-cycles>10</meta:editing-cycles>
    <meta:generator>LibreOffice/6.2.3.2$Linux_X86_64 LibreOffice_project/aecc05fe267cc68dde00352a451aa867b3b546ac</meta:generator>
    <meta:document-statistic meta:object-count="134"/>
  </office:meta>
</office:document-meta>
</file>